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4.002cm"/>
    </style:style>
    <style:style style:name="co7" style:family="table-column">
      <style:table-column-properties fo:break-before="auto" style:column-width="3.785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1.669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2.104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2.514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mooth 14 # Cycle &gt;5</text:p>
          </table:table-cell>
          <table:table-cell office:value-type="string" calcext:value-type="string">
            <text:p>Smooth 14 # Cycle =5</text:p>
          </table:table-cell>
          <table:table-cell office:value-type="string" calcext:value-type="string">
            <text:p>Smooth 14 # Cycle =4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-Dec-09</text:p>
          </table:table-cell>
          <table:table-cell office:value-type="float" office:value="44.3389" calcext:value-type="float">
            <text:p>44.3389</text:p>
          </table:table-cell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Dec-09</text:p>
          </table:table-cell>
          <table:table-cell office:value-type="float" office:value="44.0902" calcext:value-type="float">
            <text:p>44.0902</text:p>
          </table:table-cell>
          <table:table-cell office:value-type="float" office:value="31" calcext:value-type="float">
            <text:p>31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-Dec-09</text:p>
          </table:table-cell>
          <table:table-cell office:value-type="float" office:value="44.1497" calcext:value-type="float">
            <text:p>44.1497</text:p>
          </table:table-cell>
          <table:table-cell office:value-type="float" office:value="30" calcext:value-type="float">
            <text:p>3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7-Dec-09</text:p>
          </table:table-cell>
          <table:table-cell office:value-type="float" office:value="43.6124" calcext:value-type="float">
            <text:p>43.6124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8-Dec-09</text:p>
          </table:table-cell>
          <table:table-cell office:value-type="float" office:value="44.3278" calcext:value-type="float">
            <text:p>44.3278</text:p>
          </table:table-cell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1-Dec-09</text:p>
          </table:table-cell>
          <table:table-cell office:value-type="float" office:value="44.8264" calcext:value-type="float">
            <text:p>44.8264</text:p>
          </table:table-cell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Dec-09</text:p>
          </table:table-cell>
          <table:table-cell office:value-type="float" office:value="45.0955" calcext:value-type="float">
            <text:p>45.0955</text:p>
          </table:table-cell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3-Dec-09</text:p>
          </table:table-cell>
          <table:table-cell office:value-type="float" office:value="45.4245" calcext:value-type="float">
            <text:p>45.4245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4-Dec-09</text:p>
          </table:table-cell>
          <table:table-cell office:value-type="float" office:value="45.8433" calcext:value-type="float">
            <text:p>45.8433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8-Dec-09</text:p>
          </table:table-cell>
          <table:table-cell office:value-type="float" office:value="46.0826" calcext:value-type="float">
            <text:p>46.0826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9-Dec-09</text:p>
          </table:table-cell>
          <table:table-cell office:value-type="float" office:value="45.8931" calcext:value-type="float">
            <text:p>45.8931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0-Dec-09</text:p>
          </table:table-cell>
          <table:table-cell office:value-type="float" office:value="46.0328" calcext:value-type="float">
            <text:p>46.0328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1-Dec-09</text:p>
          </table:table-cell>
          <table:table-cell office:value-type="float" office:value="45.614" calcext:value-type="float">
            <text:p>45.614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4-Jan-10</text:p>
          </table:table-cell>
          <table:table-cell office:value-type="float" office:value="46.282" calcext:value-type="float">
            <text:p>46.282</text:p>
          </table:table-cell>
          <table:table-cell office:value-type="float" office:value="19" calcext:value-type="float">
            <text:p>19</text:p>
          </table:table-cell>
          <table:table-cell table:formula="of:=SUM([.C2:.C15])/14" office:value-type="float" office:value="45.1152285714286" calcext:value-type="float">
            <text:p>45.11522857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5-Jan-10</text:p>
          </table:table-cell>
          <table:table-cell office:value-type="float" office:value="46.282" calcext:value-type="float">
            <text:p>46.282</text:p>
          </table:table-cell>
          <table:table-cell office:value-type="float" office:value="18" calcext:value-type="float">
            <text:p>18</text:p>
          </table:table-cell>
          <table:table-cell table:formula="of:=(([.E15]*13)+[.C16])/14" office:value-type="float" office:value="45.1985693877551" calcext:value-type="float">
            <text:p>45.1985693878</text:p>
          </table:table-cell>
          <table:table-cell table:formula="of:=SUM([.C3:.C16])/14" office:value-type="float" office:value="45.2540214285714" calcext:value-type="float">
            <text:p>45.2540214286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6-Jan-10</text:p>
          </table:table-cell>
          <table:table-cell office:value-type="float" office:value="46.0028" calcext:value-type="float">
            <text:p>46.0028</text:p>
          </table:table-cell>
          <table:table-cell office:value-type="float" office:value="17" calcext:value-type="float">
            <text:p>17</text:p>
          </table:table-cell>
          <table:table-cell table:formula="of:=(([.E16]*13)+[.C17])/14" office:value-type="float" office:value="45.2560144314869" calcext:value-type="float">
            <text:p>45.2560144315</text:p>
          </table:table-cell>
          <table:table-cell table:formula="of:=(([.F16]*13)+[.C17])/14" office:value-type="float" office:value="45.3075056122449" calcext:value-type="float">
            <text:p>45.3075056122</text:p>
          </table:table-cell>
          <table:table-cell table:formula="of:=SUM([.C4:.C17])/14" office:value-type="float" office:value="45.3906357142857" calcext:value-type="float">
            <text:p>45.3906357143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7-Jan-10</text:p>
          </table:table-cell>
          <table:table-cell office:value-type="float" office:value="46.0328" calcext:value-type="float">
            <text:p>46.0328</text:p>
          </table:table-cell>
          <table:table-cell office:value-type="float" office:value="16" calcext:value-type="float">
            <text:p>16</text:p>
          </table:table-cell>
          <table:table-cell table:formula="of:=(([.E17]*13)+[.C18])/14" office:value-type="float" office:value="45.3114991149521" calcext:value-type="float">
            <text:p>45.311499115</text:p>
          </table:table-cell>
          <table:table-cell table:formula="of:=(([.F17]*13)+[.C18])/14" office:value-type="float" office:value="45.3593123542274" calcext:value-type="float">
            <text:p>45.3593123542</text:p>
          </table:table-cell>
          <table:table-cell table:formula="of:=(([.G17]*13)+[.C18])/14" office:value-type="float" office:value="45.4365045918367" calcext:value-type="float">
            <text:p>45.4365045918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8-Jan-10</text:p>
          </table:table-cell>
          <table:table-cell office:value-type="float" office:value="46.4116" calcext:value-type="float">
            <text:p>46.4116</text:p>
          </table:table-cell>
          <table:table-cell office:value-type="float" office:value="15" calcext:value-type="float">
            <text:p>15</text:p>
          </table:table-cell>
          <table:table-cell table:formula="of:=(([.E18]*13)+[.C19])/14" office:value-type="float" office:value="45.3900777495984" calcext:value-type="float">
            <text:p>45.3900777496</text:p>
          </table:table-cell>
          <table:table-cell table:formula="of:=(([.F18]*13)+[.C19])/14" office:value-type="float" office:value="45.4344757574969" calcext:value-type="float">
            <text:p>45.4344757575</text:p>
          </table:table-cell>
          <table:table-cell table:formula="of:=(([.G18]*13)+[.C19])/14" office:value-type="float" office:value="45.5061542638484" calcext:value-type="float">
            <text:p>45.5061542638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1-Jan-10</text:p>
          </table:table-cell>
          <table:table-cell office:value-type="float" office:value="46.2222" calcext:value-type="float">
            <text:p>46.2222</text:p>
          </table:table-cell>
          <table:table-cell office:value-type="float" office:value="14" calcext:value-type="float">
            <text:p>14</text:p>
          </table:table-cell>
          <table:table-cell table:formula="of:=(([.E19]*13)+[.C20])/14" office:value-type="float" office:value="45.4495150531985" calcext:value-type="float">
            <text:p>45.4495150532</text:p>
          </table:table-cell>
          <table:table-cell table:formula="of:=(([.F19]*13)+[.C20])/14" office:value-type="float" office:value="45.4907417748185" calcext:value-type="float">
            <text:p>45.4907417748</text:p>
          </table:table-cell>
          <table:table-cell table:formula="of:=(([.G19]*13)+[.C20])/14" office:value-type="float" office:value="45.5573003878592" calcext:value-type="float">
            <text:p>45.5573003879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-Jan-10</text:p>
          </table:table-cell>
          <table:table-cell office:value-type="float" office:value="45.6439" calcext:value-type="float">
            <text:p>45.6439</text:p>
          </table:table-cell>
          <table:table-cell office:value-type="float" office:value="13" calcext:value-type="float">
            <text:p>13</text:p>
          </table:table-cell>
          <table:table-cell table:formula="of:=(([.E20]*13)+[.C21])/14" office:value-type="float" office:value="45.4633996922558" calcext:value-type="float">
            <text:p>45.4633996923</text:p>
          </table:table-cell>
          <table:table-cell table:formula="of:=(([.F20]*13)+[.C21])/14" office:value-type="float" office:value="45.5016816480458" calcext:value-type="float">
            <text:p>45.501681648</text:p>
          </table:table-cell>
          <table:table-cell table:formula="of:=(([.G20]*13)+[.C21])/14" office:value-type="float" office:value="45.5634860744407" calcext:value-type="float">
            <text:p>45.5634860744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3-Jan-10</text:p>
          </table:table-cell>
          <table:table-cell office:value-type="float" office:value="46.2122" calcext:value-type="float">
            <text:p>46.2122</text:p>
          </table:table-cell>
          <table:table-cell office:value-type="float" office:value="12" calcext:value-type="float">
            <text:p>12</text:p>
          </table:table-cell>
          <table:table-cell table:formula="of:=(([.E21]*13)+[.C22])/14" office:value-type="float" office:value="45.5168854285232" calcext:value-type="float">
            <text:p>45.5168854285</text:p>
          </table:table-cell>
          <table:table-cell table:formula="of:=(([.F21]*13)+[.C22])/14" office:value-type="float" office:value="45.5524329588997" calcext:value-type="float">
            <text:p>45.5524329589</text:p>
          </table:table-cell>
          <table:table-cell table:formula="of:=(([.G21]*13)+[.C22])/14" office:value-type="float" office:value="45.6098227834092" calcext:value-type="float">
            <text:p>45.6098227834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4-Jan-10</text:p>
          </table:table-cell>
          <table:table-cell office:value-type="float" office:value="46.2521" calcext:value-type="float">
            <text:p>46.2521</text:p>
          </table:table-cell>
          <table:table-cell office:value-type="float" office:value="11" calcext:value-type="float">
            <text:p>11</text:p>
          </table:table-cell>
          <table:table-cell table:formula="of:=(([.E22]*13)+[.C23])/14" office:value-type="float" office:value="45.5694007550573" calcext:value-type="float">
            <text:p>45.5694007551</text:p>
          </table:table-cell>
          <table:table-cell table:formula="of:=(([.F22]*13)+[.C23])/14" office:value-type="float" office:value="45.6024091761211" calcext:value-type="float">
            <text:p>45.6024091761</text:p>
          </table:table-cell>
          <table:table-cell table:formula="of:=(([.G22]*13)+[.C23])/14" office:value-type="float" office:value="45.6556997274515" calcext:value-type="float">
            <text:p>45.6556997275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5-Jan-10</text:p>
          </table:table-cell>
          <table:table-cell office:value-type="float" office:value="45.7137" calcext:value-type="float">
            <text:p>45.7137</text:p>
          </table:table-cell>
          <table:table-cell office:value-type="float" office:value="10" calcext:value-type="float">
            <text:p>10</text:p>
          </table:table-cell>
          <table:table-cell table:formula="of:=(([.E23]*13)+[.C24])/14" office:value-type="float" office:value="45.5797078439817" calcext:value-type="float">
            <text:p>45.579707844</text:p>
          </table:table-cell>
          <table:table-cell table:formula="of:=(([.F23]*13)+[.C24])/14" office:value-type="float" office:value="45.6103585206839" calcext:value-type="float">
            <text:p>45.6103585207</text:p>
          </table:table-cell>
          <table:table-cell table:formula="of:=(([.G23]*13)+[.C24])/14" office:value-type="float" office:value="45.6598426040621" calcext:value-type="float">
            <text:p>45.6598426041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9-Jan-10</text:p>
          </table:table-cell>
          <table:table-cell office:value-type="float" office:value="46.4515" calcext:value-type="float">
            <text:p>46.4515</text:p>
          </table:table-cell>
          <table:table-cell office:value-type="float" office:value="9" calcext:value-type="float">
            <text:p>9</text:p>
          </table:table-cell>
          <table:table-cell table:formula="of:=(([.E24]*13)+[.C25])/14" office:value-type="float" office:value="45.6419787122688" calcext:value-type="float">
            <text:p>45.6419787123</text:p>
          </table:table-cell>
          <table:table-cell table:formula="of:=(([.F24]*13)+[.C25])/14" office:value-type="float" office:value="45.6704400549208" calcext:value-type="float">
            <text:p>45.6704400549</text:p>
          </table:table-cell>
          <table:table-cell table:formula="of:=(([.G24]*13)+[.C25])/14" office:value-type="float" office:value="45.7163895609148" calcext:value-type="float">
            <text:p>45.7163895609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-Jan-10</text:p>
          </table:table-cell>
          <table:table-cell office:value-type="float" office:value="45.7835" calcext:value-type="float">
            <text:p>45.7835</text:p>
          </table:table-cell>
          <table:table-cell office:value-type="float" office:value="8" calcext:value-type="float">
            <text:p>8</text:p>
          </table:table-cell>
          <table:table-cell table:formula="of:=(([.E25]*13)+[.C26])/14" office:value-type="float" office:value="45.6520873756781" calcext:value-type="float">
            <text:p>45.6520873757</text:p>
          </table:table-cell>
          <table:table-cell table:formula="of:=(([.F25]*13)+[.C26])/14" office:value-type="float" office:value="45.6785157652836" calcext:value-type="float">
            <text:p>45.6785157653</text:p>
          </table:table-cell>
          <table:table-cell table:formula="of:=(([.G25]*13)+[.C26])/14" office:value-type="float" office:value="45.7211831637066" calcext:value-type="float">
            <text:p>45.7211831637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1-Jan-10</text:p>
          </table:table-cell>
          <table:table-cell office:value-type="float" office:value="45.3548" calcext:value-type="float">
            <text:p>45.3548</text:p>
          </table:table-cell>
          <table:table-cell office:value-type="float" office:value="7" calcext:value-type="float">
            <text:p>7</text:p>
          </table:table-cell>
          <table:table-cell table:formula="of:=(([.E26]*13)+[.C27])/14" office:value-type="float" office:value="45.6308525631297" calcext:value-type="float">
            <text:p>45.6308525631</text:p>
          </table:table-cell>
          <table:table-cell table:formula="of:=(([.F26]*13)+[.C27])/14" office:value-type="float" office:value="45.6553932106205" calcext:value-type="float">
            <text:p>45.6553932106</text:p>
          </table:table-cell>
          <table:table-cell table:formula="of:=(([.G26]*13)+[.C27])/14" office:value-type="float" office:value="45.6950129377275" calcext:value-type="float">
            <text:p>45.6950129377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2-Jan-10</text:p>
          </table:table-cell>
          <table:table-cell office:value-type="float" office:value="44.0288" calcext:value-type="float">
            <text:p>44.0288</text:p>
          </table:table-cell>
          <table:table-cell office:value-type="float" office:value="6" calcext:value-type="float">
            <text:p>6</text:p>
          </table:table-cell>
          <table:table-cell table:formula="of:=(([.E27]*13)+[.C28])/14" office:value-type="float" office:value="45.5164202371919" calcext:value-type="float">
            <text:p>45.5164202372</text:p>
          </table:table-cell>
          <table:table-cell table:formula="of:=(([.F27]*13)+[.C28])/14" office:value-type="float" office:value="45.5392079812904" calcext:value-type="float">
            <text:p>45.5392079813</text:p>
          </table:table-cell>
          <table:table-cell table:formula="of:=(([.G27]*13)+[.C28])/14" office:value-type="float" office:value="45.5759977278899" calcext:value-type="float">
            <text:p>45.5759977279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5-Jan-10</text:p>
          </table:table-cell>
          <table:table-cell office:value-type="float" office:value="44.1783" calcext:value-type="float">
            <text:p>44.1783</text:p>
          </table:table-cell>
          <table:table-cell office:value-type="float" office:value="5" calcext:value-type="float">
            <text:p>5</text:p>
          </table:table-cell>
          <table:table-cell/>
          <table:table-cell table:formula="of:=(([.F28]*13)+[.C29])/14" office:value-type="float" office:value="45.4420002683411" calcext:value-type="float">
            <text:p>45.4420002683</text:p>
          </table:table-cell>
          <table:table-cell table:formula="of:=(([.G28]*13)+[.C29])/14" office:value-type="float" office:value="45.4761621758977" calcext:value-type="float">
            <text:p>45.4761621759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6-Jan-10</text:p>
          </table:table-cell>
          <table:table-cell office:value-type="float" office:value="44.2181" calcext:value-type="float">
            <text:p>44.218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(([.G29]*13)+[.C30])/14" office:value-type="float" office:value="45.386300591905" calcext:value-type="float">
            <text:p>45.3863005919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7-Jan-10</text:p>
          </table:table-cell>
          <table:table-cell office:value-type="float" office:value="44.5672" calcext:value-type="float">
            <text:p>44.567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8-Jan-10</text:p>
          </table:table-cell>
          <table:table-cell office:value-type="float" office:value="43.4205" calcext:value-type="float">
            <text:p>43.4205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9-Jan-10</text:p>
          </table:table-cell>
          <table:table-cell office:value-type="float" office:value="42.6628" calcext:value-type="float">
            <text:p>42.6628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1-Feb-10</text:p>
          </table:table-cell>
          <table:table-cell office:value-type="float" office:value="43.1314" calcext:value-type="float">
            <text:p>43.131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3T16:34:34.401468693</dc:date>
    <meta:generator>LibreOffice/4.2.4.2$Linux_X86_64 LibreOffice_project/420m0$Build-2</meta:generator>
    <meta:editing-duration>P0D</meta:editing-duration>
    <meta:editing-cycles>1</meta:editing-cycles>
    <meta:document-statistic meta:table-count="1" meta:cell-count="181" meta:object-count="0"/>
  </office:meta>
</office:document-meta>
</file>